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Mangal1" svg:font-family="Mangal"/>
    <style:font-face style:name="Open Sans" svg:font-family="'Open Sans', 'Helvetica Neue', Helvetic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7"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T1" style:family="text">
      <style:text-properties fo:font-size="14pt"/>
    </style:style>
    <style:style style:name="T2" style:family="text">
      <style:text-properties fo:font-size="14pt"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333333" style:font-name="Helvetica" fo:font-size="9pt" fo:letter-spacing="normal" fo:font-style="normal" fo:font-weight="normal"/>
    </style:style>
    <style:style style:name="T6" style:family="text">
      <style:text-properties fo:font-variant="normal" fo:text-transform="none" fo:color="#333333" style:font-name="Helvetica" fo:font-size="9pt" fo:letter-spacing="normal" fo:font-style="italic" fo:font-weight="normal"/>
    </style:style>
    <style:style style:name="T7" style:family="text">
      <style:text-properties fo:font-variant="normal" fo:text-transform="none" fo:color="#333333" style:font-name="Times New Roman" fo:font-size="12pt" fo:letter-spacing="normal" fo:font-style="normal" fo:font-weight="normal" style:font-size-asian="12pt" style:font-size-complex="12pt"/>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333333" fo:letter-spacing="normal" fo:font-style="italic" fo:font-weight="normal"/>
    </style:style>
    <style:style style:name="T10" style:family="text">
      <style:text-properties fo:font-variant="normal" fo:text-transform="none" fo:color="#333333" fo:font-size="9pt" fo:letter-spacing="normal" fo:font-style="normal" fo:font-weight="normal"/>
    </style:style>
    <style:style style:name="T11" style:family="text">
      <style:text-properties fo:font-variant="normal" fo:text-transform="none" fo:color="#333333" fo:font-size="9pt" fo:letter-spacing="normal" fo:font-style="italic" fo:font-weight="normal"/>
    </style:style>
    <style:style style:name="T12" style:family="text">
      <style:text-properties fo:font-variant="normal" fo:text-transform="none" fo:color="#333333" style:font-name="Times New Roman1" fo:letter-spacing="normal" fo:font-style="normal" fo:font-weight="normal"/>
    </style:style>
    <style:style style:name="T13" style:family="text">
      <style:text-properties fo:font-variant="normal" fo:text-transform="none" fo:color="#333333" style:font-name="Times New Roman1" fo:font-size="12pt" fo:letter-spacing="normal" fo:font-style="normal" fo:font-weight="normal" style:font-size-asian="12pt" style:font-size-complex="12pt"/>
    </style:style>
    <style:style style:name="T14" style:family="text">
      <style:text-properties fo:font-variant="normal" fo:text-transform="none" fo:color="#000000" style:font-name="Open Sans" fo:font-size="10.5pt" fo:letter-spacing="normal" fo:font-style="normal" fo:font-weight="normal"/>
    </style:style>
    <style:style style:name="T15" style:family="text">
      <style:text-properties fo:font-variant="normal" fo:text-transform="none" fo:color="#000000" style:font-name="Open Sans" fo:font-size="10.5pt" fo:letter-spacing="normal" fo:font-style="italic" fo:font-weight="normal"/>
    </style:style>
    <style:style style:name="T16" style:family="text">
      <style:text-properties fo:font-variant="normal" fo:text-transform="none" fo:color="#000000" fo:font-size="10.5pt" fo:letter-spacing="normal" fo:font-style="normal" fo:font-weight="normal"/>
    </style:style>
    <style:style style:name="T17" style:family="text">
      <style:text-properties fo:font-variant="normal" fo:text-transform="none" fo:color="#000000" fo:font-size="10.5pt" fo:letter-spacing="normal" fo:font-style="italic" fo:font-weight="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4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2">Doctor Stefanie Dunning</text:p>
      <text:p text:style-name="P2">ENG 144</text:p>
      <text:p text:style-name="P2">6 November 2015</text:p>
      <text:p text:style-name="P3">The Invisible Demands of Society</text:p>
      <text:p text:style-name="P4"><text:tab/>It is often not clear exactly what society expects of one<text:span text:style-name="T1">.</text:span> It is full of dichotomies and contradictions which make it difficult for anyone to fulfill all of its expectations<text:span text:style-name="T1">.</text:span> It is so common that the phrase “you can't please everybody” is one that just about everyone has heard, but at the same time people strive to please everyone anyway<text:span text:style-name="T1">.</text:span> Ralph Ellison explores this idea in the context of the expectations of black people in 1930's America in his novel <text:span text:style-name="T3">Invisible Man</text:span><text:span text:style-name="T2">.</text:span> The narrator of the story experiences being on both sides of the argument about civil rights, and finds comfort in neither<text:span text:style-name="T1">.</text:span> Ellison uses the narrator's position and treatment to demonstrate the unjust expectations that the society of the time places upon black American citizens<text:span text:style-name="T1">.</text:span></text:p>
      <text:p text:style-name="P4"><text:tab/>The first section of the novel consists of the narrator's college experience<text:span text:style-name="T1">.</text:span> In this section, Ellison shows what it is like for the narrator to try and live as a black person complacent with the inequality in society<text:span text:style-name="T1">.</text:span> During this section the narrator believes “humility was the secret, indeed the very essence of progress” (17)<text:span text:style-name="T1">.</text:span> Ellison shows the hardships of this kind of living from the very beginning<text:span text:style-name="T1">.</text:span> To even be able to enter a college environment, the narrator must endure public humiliation in the form a battle royal<text:span text:style-name="T1">.</text:span> The narrator originally intended to attend the event to present a speech he had given at his high school graduation to a group of influential white citizens in his community<text:span text:style-name="T1">.</text:span> This would normally set him apart as an extremely intelligent youth, but the white attendees do not care about the narrator's speech at all<text:span text:style-name="T1">.</text:span> They completely ignore him and disregard what he is saying until he mentions <text:soft-page-break/>the phrase “social equality<text:span text:style-name="T1">.</text:span>” At this point the narrator receives their full attention in the form of a threatening silence<text:span text:style-name="T1">.</text:span> Because of the narrator's complacency, they are able to ignore him, but as soon as he begins to mention social equality, he poses a threat to their superior social standing<text:span text:style-name="T1">.</text:span> Ellison demonstrates here the hostility underlying the supposedly peaceful notion of accepting one's inferior social standing and “casting your bucket where you are<text:span text:style-name="T1">.</text:span>” Even though the narrator receives his scholarship to college here, it was awarded to him because his speech which emphasizes the importance of accepting black people's social standing as it is<text:span text:style-name="T1">.</text:span> However, as Schaub puts it, the narrator's skin color means more than just his social standing, he is “not merely awkward or out of place<text:span text:style-name="T1">.</text:span> He is invisible” (129)<text:span text:style-name="T1">.</text:span> As the superintendent gives him the scholarship he says it is in the hope that the narrator will “lead his people in the proper paths” (32), implying that he is only receiving the scholarship in order to try and enforce the idea that black people are inferior<text:span text:style-name="T1">.</text:span> </text:p>
      <text:p text:style-name="P4"><text:tab/>The only part of the narrator's experience in college that the reader sees is Mr<text:span text:style-name="T1">.</text:span> Norton's tour<text:span text:style-name="T1">.</text:span> This tour is representative of the way in which the narrator must disregard his personal morals in favor of those he is told to accept in order to maintain his position in society<text:span text:style-name="T1">.</text:span> The reason that the narrator regrets taking Mr<text:span text:style-name="T1">.</text:span> Norton to the slave cabins and introducing him to Trueblood is not because he wishes to save the school's trustee from such an unpleasant experience, rather that he is worried about what Dr<text:span text:style-name="T1">.</text:span> Bledsoe will think about it<text:span text:style-name="T1">.</text:span> As one of the veterans in the Golden Day describes him, he is “a walking zombie! Already he's learned to repress not only his emotions but his humanity<text:span text:style-name="T1">.</text:span> He's <text:span text:style-name="T20">invisible</text:span><text:span text:style-name="T21">.</text:span><text:span text:style-name="T20">” (94) </text:span><text:span text:style-name="T7">Mazlaveckien</text:span><text:span text:style-name="T13">è</text:span><text:span text:style-name="T20"> describes him as being “still blinded by the idea of black identity being inferior to the white one” (47)</text:span><text:span text:style-name="T21">.</text:span><text:span text:style-name="T20"> <text:s/>The narra</text:span>tor has no real person objection to taking Mr<text:span text:style-name="T1">.</text:span> Norton to the slave cabins, nor does he care about Norton's fainting spells except for their effect on his life, however <text:soft-page-break/>he is forced to have an objection and care about Norton because that is what Dr<text:span text:style-name="T1">.</text:span> Bledsoe wants him to do, so he must try to in order to preserve his standing<text:span text:style-name="T1">.</text:span> </text:p>
      <text:p text:style-name="P4"><text:tab/>Even during the process of being expelled, although unknowingly, the narrator is treated degradingly<text:span text:style-name="T1">.</text:span> While he is attempting to take a job in New York in order to try and win back Dr<text:span text:style-name="T1">.</text:span> Bledsoe's favor, he is being given the run-around by Bledsoe and the people he is trying to get a job from<text:span text:style-name="T1">.</text:span> Ellison uses this process to show that even if he is not taking part, as long as he is attempting to please Bledsoe and be an “ideal black citizen” he is losing<text:span text:style-name="T1">.</text:span> After Emerson shows the narrator the contents of Bledsoe's letters which say that he hopes “that he continue undisturbed in these vain hopes while remaining as far as possible from our midst” (191), he enters somewhat of a transitory period in the Liberty Paint Factory<text:span text:style-name="T1">.</text:span> He has rejected Bledsoe's ideology at this point, but he has not found the Brotherhood yet<text:span text:style-name="T1">.</text:span> In the factory he gets caught up in a feud between his boss Lucius Brockway and the union members, both of whom assume him to align with the other side<text:span text:style-name="T1">.</text:span> The narrators tries vainly to appease both of them but fails because he cannot identify entirely with either<text:span text:style-name="T1">.</text:span> This is representative of the narrator's struggle as a whole, since he does not actually completely agree with anyone he gets rejected by everyone<text:span text:style-name="T1">.</text:span> Only when the narrator actively fights back against Lucius Brockway does he gain any control over his situation<text:span text:style-name="T1">.</text:span></text:p>
      <text:p text:style-name="P4"><text:tab/>The Brotherhood is the narrator's second phase in his ideological journey<text:span text:style-name="T1">.</text:span> After leaving the factory hospital, the narrator has undergone a symbolic rebirth having now completely abandoned the college's ways of thinking<text:span text:style-name="T1">.</text:span> The speech he gives in the street about the old couple being evicted represents his transition into a new frame of mind<text:span text:style-name="T1">.</text:span> While he was witnessing the eviction he “it was as though I myself was being dispossessed of some painful, yet precious thing which I could not bear to <text:soft-page-break/>lose” (273)<text:span text:style-name="T1">.</text:span> Here he begins to feel the oppression of his race more deeply than before and acts upon it<text:span text:style-name="T1">.</text:span> This represents his transition to his more activist ideals<text:span text:style-name="T1">.</text:span> However, even in the Brotherhood the narrator's own ideas are seemingly unimportant<text:span text:style-name="T1">.</text:span> He is objectified by the organization's mouthpiece as soon as he is recruited<text:span text:style-name="T1">.</text:span> Emma questions whether or not “he should be a little blacker” (302) and the members are constantly trying to put the Brotherhood's words into his mouth<text:span text:style-name="T1">.</text:span> Later on he finds out that he was purposefully excluded from one of the Brotherhood's important meetings and decides to leave the Brotherhood<text:span text:style-name="T1">.</text:span> This marks the point at which the narrator begins to realize his situation more fully<text:span text:style-name="T1">.</text:span> He is not actually a valued member of the organization as he had thought<text:span text:style-name="T1">.</text:span> </text:p>
      <text:p text:style-name="P4"><text:tab/>Ellison uses the narrator's journey through the different outlooks on the situation of black Americans to show the hypocrisy of their situation<text:span text:style-name="T1">.</text:span> By white people they are expected to be complacent and humble, but by their peers they are expected to be unsatisfied and rebel against their situation<text:span text:style-name="T1">.</text:span> Either way they make enemies of one group or the other, and not being completely convinced in either direction, as the narrator is, causes complete displacement from society<text:span text:style-name="T1">.</text:span> Ellison's depiction of the struggles the narrator goes through is extremely captivating and emphasize the issues with every viewpoint, many of which still apply today<text:span text:style-name="T1">.</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7"/>
      <text:p text:style-name="P6"><text:soft-page-break/>Works Cited</text:p>
      <text:p text:style-name="P7"><text:span text:style-name="T18">Ellison, Ralph. </text:span><text:span text:style-name="T19">Invisible Man</text:span><text:span text:style-name="T18">. New York: Vintage International, 1995. Print.</text:span> </text:p>
      <text:p text:style-name="P7"><text:span text:style-name="T8">Mazlaveckien</text:span><text:span text:style-name="T12">è</text:span><text:span text:style-name="T8">, Gerda. "Postmodern Elements Of Character Portrayal In Ralph Ellison's Novel <text:tab/>"Invisible Man.." </text:span><text:span text:style-name="T9">Man &amp; The Word / Zmogus Ir Zodis </text:span><text:span text:style-name="T8">12.3 (2010): 43-50.</text:span><text:span text:style-name="T9">Central &amp; <text:tab/>Eastern European Academic Source</text:span><text:span text:style-name="T8">. Web. 5 Nov. 2015.</text:span> </text:p>
      <text:p text:style-name="P7">Schaub, Thomas. “Ellison's Masks and the Novel of Reality.” <text:span text:style-name="T3">New Essays on Invisible Man</text:span><text:span text:style-name="T4">. Ed. Robert <text:tab/>O'Meally. Cambridge: Cambridge University Press, 1988. 123-156. 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Mangal1" svg:font-family="Mangal"/>
    <style:font-face style:name="Open Sans" svg:font-family="'Open Sans', 'Helvetica Neue', Helvetica, Arial,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04T18:27:58.89</meta:creation-date>
    <dc:date>2015-11-05T22:38:08.56</dc:date>
    <dc:creator>Robert Ritchie</dc:creator>
    <meta:editing-duration>PT6H16M5S</meta:editing-duration>
    <meta:editing-cycles>5</meta:editing-cycles>
    <meta:generator>OpenOffice/4.1.1$Win32 OpenOffice.org_project/411m6$Build-9775</meta:generator>
    <meta:document-statistic meta:table-count="0" meta:image-count="0" meta:object-count="0" meta:page-count="5" meta:paragraph-count="16" meta:word-count="1310" meta:character-count="7782"/>
  </office:meta>
</office:document-meta>
</file>